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stem-ui" svg:font-family="system-ui, apple-system, blinkmacsystemfont, 'Segoe UI', helvetica, arial, sans-serif, 'Apple Color Emoji', 'Segoe UI Emoji', 'Segoe UI Symbol'"/>
  </office:font-face-decls>
  <office:automatic-styles>
    <style:style style:name="P1" style:family="paragraph" style:parent-style-name="Standard">
      <style:text-properties officeooo:rsid="001bf526" officeooo:paragraph-rsid="001bf526"/>
    </style:style>
    <style:style style:name="P2" style:family="paragraph" style:parent-style-name="Standard">
      <style:text-properties officeooo:rsid="001c78f1" officeooo:paragraph-rsid="001c78f1"/>
    </style:style>
    <style:style style:name="P3" style:family="paragraph" style:parent-style-name="Standard">
      <style:text-properties officeooo:rsid="001c78f1" officeooo:paragraph-rsid="001d37d4"/>
    </style:style>
    <style:style style:name="P4" style:family="paragraph" style:parent-style-name="Standard">
      <style:text-properties officeooo:rsid="001d37d4" officeooo:paragraph-rsid="001d37d4"/>
    </style:style>
    <style:style style:name="P5" style:family="paragraph" style:parent-style-name="Standard">
      <style:text-properties officeooo:paragraph-rsid="001eb2bb"/>
    </style:style>
    <style:style style:name="P6" style:family="paragraph" style:parent-style-name="Standard">
      <style:text-properties officeooo:paragraph-rsid="001f997b"/>
    </style:style>
    <style:style style:name="P7" style:family="paragraph" style:parent-style-name="Standard">
      <style:text-properties officeooo:rsid="001d37d4" officeooo:paragraph-rsid="001eb2bb"/>
    </style:style>
    <style:style style:name="P8" style:family="paragraph" style:parent-style-name="Standard">
      <style:text-properties officeooo:rsid="001f78a3" officeooo:paragraph-rsid="001f78a3"/>
    </style:style>
    <style:style style:name="P9" style:family="paragraph" style:parent-style-name="Standard">
      <style:text-properties officeooo:rsid="001f78a3" officeooo:paragraph-rsid="001fc04f"/>
    </style:style>
    <style:style style:name="P10" style:family="paragraph" style:parent-style-name="Standard">
      <style:text-properties officeooo:rsid="001fc04f" officeooo:paragraph-rsid="001fc04f"/>
    </style:style>
    <style:style style:name="P11" style:family="paragraph" style:parent-style-name="Standard">
      <style:text-properties officeooo:paragraph-rsid="001fc04f"/>
    </style:style>
    <style:style style:name="P12" style:family="paragraph" style:parent-style-name="Standard">
      <style:text-properties officeooo:rsid="002060b1" officeooo:paragraph-rsid="002060b1"/>
    </style:style>
    <style:style style:name="P13" style:family="paragraph" style:parent-style-name="Standard">
      <style:text-properties officeooo:rsid="00223b31" officeooo:paragraph-rsid="00223b31"/>
    </style:style>
    <style:style style:name="P14" style:family="paragraph" style:parent-style-name="Standard">
      <style:text-properties officeooo:rsid="00242dd4" officeooo:paragraph-rsid="00242dd4"/>
    </style:style>
    <style:style style:name="T1" style:family="text">
      <style:text-properties officeooo:rsid="001d37d4"/>
    </style:style>
    <style:style style:name="T2" style:family="text">
      <style:text-properties officeooo:rsid="001eb2bb"/>
    </style:style>
    <style:style style:name="T3" style:family="text">
      <style:text-properties officeooo:rsid="001f997b"/>
    </style:style>
    <style:style style:name="T4" style:family="text">
      <style:text-properties officeooo:rsid="001f56d6"/>
    </style:style>
    <style:style style:name="T5" style:family="text">
      <style:text-properties officeooo:rsid="001f78a3"/>
    </style:style>
    <style:style style:name="T6" style:family="text">
      <style:text-properties officeooo:rsid="001fc04f"/>
    </style:style>
    <style:style style:name="T7" style:family="text">
      <style:text-properties officeooo:rsid="00223b31"/>
    </style:style>
    <style:style style:name="T8" style:family="text">
      <style:text-properties officeooo:rsid="00242d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t 2 - Nociones básicas SQL: Repasar las nociones básicas para el uso de la base de datos relacionales. En este sprint, iniciarás tu experiencia práctica con una base de datos que contiene información de una empresa dedicada a la venta de productos online. En esta actividad, te enfocarás en datos relacionados con las transacciones efectuadas y la información corporativa de las empresas que participaron.</text:p>
      <text:p text:style-name="P1">Nivel 1</text:p>
      <text:p text:style-name="P1">- Ejercicio 1: A partir de los documentos adjuntos (estructura_datos y datos_introducir), importa las dos tablas. Muestra las principales características del esquema creado y explica las diferentes tablas y variables que existen. Asegúrate de incluir un diagrama que ilustre la relación entre las distintas tablas y variables.</text:p>
      <text:p text:style-name="P1">- Ejercicio 2: Utilizando JOIN realizarás las siguientes consultas:</text:p>
      <text:p text:style-name="P1">* Listado de los países que están realizando compras.</text:p>
      <text:p text:style-name="P1">* Desde cuántos países se realizan las compras.</text:p>
      <text:p text:style-name="P1">* Identifica a la compañía con la mayor media de ventas.</text:p>
      <text:p text:style-name="P1">- Ejercicio 3: Utilizando sólo subconsultas (sin utilizar JOIN):</text:p>
      <text:p text:style-name="P1">* Muestra todas las transacciones realizadas por empresas de Alemania.</text:p>
      <text:p text:style-name="P1">* Lista las empresas que han realizado transacciones por un amount superior a la media de todas las transacciones.</text:p>
      <text:p text:style-name="P1">* Eliminarán del sistema las empresas que carecen de transacciones registradas, entrega el listado de estas empresas.</text:p>
      <text:p text:style-name="P1">Nivel 2</text:p>
      <text:p text:style-name="P1">- Ejercicio 1: Identifica los cinco días que se generó la mayor cantidad de ingresos en la empresa por ventas. Muestra la fecha de cada transacción junto con el total de las ventas.</text:p>
      <text:p text:style-name="P1">- Ejercicio 2: ¿Cuál es la media de ventas por país? Presenta los resultados ordenados de mayor a menor medio.</text:p>
      <text:p text:style-name="P1">- Ejercicio 3: En tu empresa, se plantea un nuevo proyecto para lanzar algunas campañas publicitarias para hacer competencia a la compañía “Non Institute”. Para ello, te piden la lista de todas las transacciones realizadas por empresas que están ubicadas en el mismo país que esta compañía.</text:p>
      <text:p text:style-name="P1">* Muestra el listado aplicando JOIN y subconsultas.</text:p>
      <text:p text:style-name="P1">* Muestra el listado aplicando solo subconsultas.</text:p>
      <text:p text:style-name="P1">Nivel 3</text:p>
      <text:p text:style-name="P1">- Ejercicio 1: Presenta el nombre, teléfono, país, fecha y amount, de aquellas empresas que realizaron transacciones con un valor comprendido entre 100 y 200 euros y en alguna de estas fechas: 29 de abril de 2021, 20 de julio de 2021 y 13 de marzo de 2022. Ordena los resultados de mayor a menor cantidad.</text:p>
      <text:p text:style-name="P1">- Ejercicio 2: Necesitamos optimizar la asignación de los recursos y dependerá de la capacidad operativa que se requiera, por lo que te piden la información sobre la cantidad de transacciones que realizan las empresas, pero el departamento de recursos humanos es exigente y quiere un listado de las empresas en las que especifiques si tienen más de 4 transacciones o menos.</text:p>
      <text:p text:style-name="P1"/>
      <text:p text:style-name="P2">Sprint 3 - Manipulación de tablas: En este sprint, se simula una situación empresarial en la que debes realizar diversas manipulaciones en las tablas de la base de datos. A su vez, tendrás que trabajar con índices y vistas. En esta actividad, continuarás trabajando con la base de datos que contiene información de una empresa dedicada a la venta de productos online. En esta tarea, empezarás a trabajar con información relacionada con tarjetas de crédito.</text:p>
      <text:p text:style-name="P2">Nivel 1</text:p>
      <text:p text:style-name="P2">- Ejercicio 1: Tu tarea es diseñar y crear una tabla llamada "credit_card" que almacene detalles cruciales sobre las tarjetas de crédito. La nueva tabla debe ser capaz de identificar de forma única cada tarjeta y establecer una relación adecuada con las otras dos tablas ("transaction" y "company"). Después de crear la tabla será necesario que ingreses la información del documento denominado <text:soft-page-break/>"datos_introducir_credit". Recuerda mostrar el diagrama y realizar una breve descripción del mismo.</text:p>
      <text:p text:style-name="P2">- Ejercicio 2: El departamento de Recursos Humanos ha identificado un error en el número de cuenta del usuario con ID CcU-2938. La información que debe mostrarse para este registro es: R323456312213576817699999. Recuerda mostrar que el cambio se realizó.</text:p>
      <text:p text:style-name="P2">- Ejercicio 3: En la tabla "transaction" ingresa un nuevo usuario con la siguiente información:</text:p>
      <text:p text:style-name="P2">Id: 108B1D1D-5B23-A76C-55EF-C568E49A99DD</text:p>
      <text:p text:style-name="P2">credit_card_id: CcU-9999</text:p>
      <text:p text:style-name="P2">company_id: b-9999</text:p>
      <text:p text:style-name="P2">user_id<text:tab/>:9999</text:p>
      <text:p text:style-name="P2">lato:829.999</text:p>
      <text:p text:style-name="P2">longitud:-117.999</text:p>
      <text:p text:style-name="P2">amunt:111.11</text:p>
      <text:p text:style-name="P2">declined:0</text:p>
      <text:p text:style-name="P2">Nivel 2</text:p>
      <text:p text:style-name="P2">- Ejercicio 1</text:p>
      <text:p text:style-name="P2">Elimina de la tabla transacción el registro con ID 02C6201E-D90A-1859-B4EE-88D2986D3B02 de la base de datos.</text:p>
      <text:p text:style-name="P3">- Ejercicio 2: La sección de marketing desea tener acceso a información específica para realizar análisis y estrategias efectivas. Se ha solicitado crear una vista que proporcione detalles clave sobre las compañías y sus transacciones. Será necesaria que crees una vista llamada VistaMarketing que contenga la siguiente información: Nombre de la compañía, Teléfono de contacto, País de residencia <text:span text:style-name="T1">y</text:span> Media de compra realizado por cada compañía.</text:p>
      <text:p text:style-name="P3">Presenta la vista creada, ordenando los datos de mayor a menor promedio de compra.</text:p>
      <text:p text:style-name="P2">- Ejercicio 3: Filtra la vista VistaMarketing para mostrar sólo las compañías que tienen su país de residencia en "Germany"</text:p>
      <text:p text:style-name="P2">Nivel 3</text:p>
      <text:p text:style-name="P2">- Ejercicio 1: La próxima semana tendrás una nueva reunión con los gerentes de marketing. Un compañero de tu equipo realizó modificaciones en la base de datos, pero no recuerda cómo las realizó. Te pide que le ayudes a dejar los comandos ejecutados para obtener el siguiente diagrama:</text:p>
      <text:p text:style-name="P2">- Ejercicio 2: La empresa también te solicita crear una vista llamada "InformeTecnico" que contenga la siguiente información: ID de la transacción, Nombre del usuario/a, Apellido del usuario/a, IBAN de la tarjeta de crédito usada, Nombre de la compañía de la transacción realizada <text:span text:style-name="T1">y</text:span> Asegúrate de incluir información relevante de ambas tablas y utiliza alias para cambiar de nombre columnas según sea necesario.</text:p>
      <text:p text:style-name="P2">Muestra los resultados de la vista, ordena los resultados de forma descendente en función de la variable ID de transacción.</text:p>
      <text:p text:style-name="P2"/>
      <text:p text:style-name="P4">Sprint 4 - Creación de Base de Datos: Partiendo de algunos archivos CSV diseñarás y crearás tu base de datos.</text:p>
      <text:p text:style-name="P4">Nivel 1</text:p>
      <text:p text:style-name="P4">Descarga los archivos CSV, estudiales y diseña una base de datos con un esquema de estrella que contenga, al menos 4 tablas de las que puedas realizar las siguientes consultas:</text:p>
      <text:p text:style-name="P4">- Ejercicio 1: Realiza una subconsulta que muestre a todos los usuarios con más de 30 transacciones utilizando al menos 2 tablas.</text:p>
      <text:p text:style-name="P4">- Ejercicio 2: Muestra la media de amount por IBAN de las tarjetas de crédito en la compañía Donec Ltd., utiliza por lo menos 2 tablas.</text:p>
      <text:p text:style-name="P4">Nivel 2</text:p>
      <text:p text:style-name="P4">Crea una nueva tabla que refleje el estado de las tarjetas de crédito basado en si las últimas tres transacciones fueron declinadas y genera la siguiente consulta:</text:p>
      <text:p text:style-name="P4">- Ejercicio 1: ¿Cuántas tarjetas están activas?</text:p>
      <text:p text:style-name="P4">Nivel 3</text:p>
      <text:p text:style-name="P4"><text:soft-page-break/>Crea una tabla con la que podamos unir los datos del nuevo archivo products.csv con la base de datos creada, teniendo en cuenta que desde transaction tienes product_ids. Genera la siguiente consulta:</text:p>
      <text:p text:style-name="P4">- Ejercicio 1: Necesitamos conocer el número de veces que se ha vendido cada producto.</text:p>
      <text:p text:style-name="P4"/>
      <text:p text:style-name="P5"><text:span text:style-name="T2">Sprint 5 - </text:span>Iniciación al análisis de datos con Power BI e indicadores: En este sprint, será necesario presentar todos los ejercicios de un mismo nivel en una sola página de Power BI.</text:p>
      <text:p text:style-name="P5">Empezarás a aplicar tus conocimientos prácticos en Power BI utilizando la base de datos previamente utilizada, que contiene información sobre una empresa dedicada a la venta de productos online. la información mostrada.</text:p>
      <text:p text:style-name="P5">Nivel 1</text:p>
      <text:p text:style-name="P6">Importa los datos de la base de datos utilizada previamente. Una vez cargadas, asegúrate de que el modelo de la base de datos esté bien definido en Power BI. <text:span text:style-name="T3">Deberás </text:span>trabaj<text:span text:style-name="T3">ar</text:span> los procesos y respond<text:span text:style-name="T3">er</text:span> a las preguntas de negocio <text:span text:style-name="T3">en</text:span> <text:span text:style-name="T3">una</text:span> página de Power BI, <text:span text:style-name="T3">una página</text:span> <text:span text:style-name="T3">para cada nivel</text:span>:</text:p>
      <text:p text:style-name="P5"><text:span text:style-name="T1">- Ejercicio </text:span>1: Tu empresa está interesada en evaluar la suma total del amount de las transacciones realizadas a lo largo de los años. Para conseguirlo, se ha solicitado la creación de un indicador clave de rendimiento (KPI).</text:p>
      <text:p text:style-name="P5"><text:span text:style-name="T1">- Ejercicio </text:span>2: Desde marketing, te solicitan crear una nueva medida DAX que calcule la media del amount de transacciones realizadas durante el año 2021. Visualiza esta media en un medidor (mediador/gauge) que refleje las ventas realizadas, recuerda que la empresa tiene un objetivo de 250 transacciones.</text:p>
      <text:p text:style-name="P5"><text:span text:style-name="T1">- Ejercicio </text:span>3: Realiza el mismo procedimiento anterior para el año 2022.</text:p>
      <text:p text:style-name="P5"><text:span text:style-name="T1">- Ejercicio </text:span>4: Queremos un KPI que visualice la cantidad de empresas por país que participan en las transacciones. El objetivo empresarial es garantizar que haya al menos 3 empresas participantes por país. Para ello, será necesario utilizar DAX para calcular y representar esta información de forma clara y concisa.</text:p>
      <text:p text:style-name="P5"><text:span text:style-name="T1">- Ejercicio </text:span>5: Crea un gráfico de columnas agrupadas que refleje la sumatoria de las ventas por mes. El objetivo de la empresa es alcanzar al menos un amount total de 10.000 dólares por mes.</text:p>
      <text:p text:style-name="P7">- Ejercicio 6: Crea un gráfico de columnas agrupadas que refleje la suma total de las ventas por mes. El objetivo de la empresa es alcanzar al menos un importe total de 10.000 dólares por mes.</text:p>
      <text:p text:style-name="P7">- Ejercicio 7: Se quiere profundizar en las transacciones realizadas por cada usuario y presentar la información de forma clara y comprensible. En una tabla, presenta la siguiente información:</text:p>
      <text:p text:style-name="P7"><text:span text:style-name="T2">* </text:span>Nombre y apellido de los usuarios/as (habrá que crear una nueva columna que combine esta información).</text:p>
      <text:p text:style-name="P7"><text:span text:style-name="T2">* </text:span>Edad de los usuarios/as.</text:p>
      <text:p text:style-name="P7"><text:span text:style-name="T2">* </text:span>Media de las transacciones en euros.</text:p>
      <text:p text:style-name="P7"><text:span text:style-name="T2">* </text:span>Media de las transacciones en dólares (conversión: 1 euro equivale a 1,08 dólares).</text:p>
      <text:p text:style-name="P7">Se deben realizar los cambios necesarios para identificar a los usuarios/as que tuvieron una media de 300 o más euros y 320 o más dólares en sus transacciones.</text:p>
      <text:p text:style-name="P7">Nivel 2</text:p>
      <text:p text:style-name="P7">- <text:span text:style-name="T4">Ejercicio 1: </text:span>Desde el área de marketing necesitan examinar la tendencia mensual de las transacciones realizadas en el año 2021. Específicamente, quieren conocer la variación de las transacciones en función del mes. Recuerda visualizar la meta empresarial de conseguir al menos 12.500 dólares en transacciones por mes.</text:p>
      <text:p text:style-name="P7">- <text:span text:style-name="T4">Ejercicio 2: </text:span>En tu trabajo, se quiere profundizar en la comprensión de las transacciones realizadas en Alemania. Por tanto, te solicitan que desarrolles medidas DAX para crear visualizaciones que destaquen la media de ventas en Alemania. Ten en cuenta que la empresa tiene como objetivo conseguir una cifra de 250 euros anuales. Configura la visualización de forma que el valor mínimo sea 100 y el máximo 350, brindando así una representación más efectiva de la información.</text:p>
      <text:p text:style-name="P7">Tendrás que entregar y presentar un informe en PDF de una página, donde se analice la situación específica de Alemania. Tenlo en cuenta.</text:p>
      <text:p text:style-name="P7">Nivel 3</text:p>
      <text:p text:style-name="P7"><text:soft-page-break/>- <text:span text:style-name="T5">Ejercicio </text:span>1: La sección de marketing quiere profundizar en las transacciones realizadas por los usuarios y usuarias. En consecuencia, se te solicita la elaboración de diversas visualizaciones que incluyan:</text:p>
      <text:p text:style-name="P8">* Las medidas estadísticas clave de las variables que consideres relevantes para comprender las transacciones realizadas por los usuarios/as.</text:p>
      <text:p text:style-name="P8">* Cantidad de productos comprados por cada usuario/a.</text:p>
      <text:p text:style-name="P8">* Media de compras realizadas por usuario/a, visualiza qué usuarios/as tienen una media de compras superior a 150 y cuáles no.</text:p>
      <text:p text:style-name="P8">* Muestra el precio del producto más caro comprado por cada usuario/a.</text:p>
      <text:p text:style-name="P8">* Visualiza la distribución geográfica de los usuarios/as.</text:p>
      <text:p text:style-name="P8">En esta actividad, será necesario que realices los ajustes necesarios en cada gráfico para mejorar la legibilidad y comprensión. En el cumplimiento de esta tarea, se espera que evalúes cuidadosamente qué variables son relevantes para transmitir la información requerida de forma efectiva.</text:p>
      <text:p text:style-name="P8"/>
      <text:p text:style-name="P8">Sprint 6 - Análisis avanzado de las visualizaciones interactivas con Power BI: En este ejercicio practicarás con la creación de diversas visualizaciones en P<text:span text:style-name="T3">ower</text:span> BI. Durante este sprint, es crucial que organices la información de forma eficiente y clara, manteniendo en mente los objetivos de cada gráfico. En el nivel 1, se espera que generes visualizaciones que faciliten la comprensión del patrón de ventas por país de las empresas. En el nivel 2, profundizaremos en las transacciones de las empresas, teniendo en cuenta el factor temporal. Por último, en el nivel 3, se crearán visualizaciones para analizar el patrón de transacciones por usuario y producto.</text:p>
      <text:p text:style-name="P8">En este sprint será necesario presentar todos los ejercicios de un mismo nivel en una sola página.</text:p>
      <text:p text:style-name="P8">Nivel 1</text:p>
      <text:p text:style-name="P8">- Ejercicio 1: La empresa necesita evaluar el rendimiento de las ventas a nivel internacional. Como parte de este proceso, te piden que elijas un gráfico en el que se detalle la media de ventas desglosadas por país y año en una misma presentación visual.</text:p>
      <text:p text:style-name="P8">- Ejercicio 2: La empresa está interesada en obtener una visión general de las transacciones realizadas por cada país. Tu tarea es crear una vista que identifique el porcentaje de las ventas por país.</text:p>
      <text:p text:style-name="P8">- Ejercicio 3: Diseña un indicador visual en Power BI para analizar la diferencia de ventas entre los años 2022 y 2021 en cada país. La empresa está interesada en comprender cómo han variado las ventas en diferentes países durante este período y desea identificar cualquier disminución o aumento significativo en las ventas.</text:p>
      <text:p text:style-name="P8">- Ejercicio 4: Crea una visualización en la que se pueda contabilizar el número de transacciones rechazadas en cada país para medir la eficacia de las operaciones. Recuerda que la empresa espera tener menos de 5 transacciones rechazadas por país.</text:p>
      <text:p text:style-name="P8">- Ejercicio 5: La empresa busca comprender la distribución geográfica de las ventas para identificar patrones y oportunidades específicas en cada región. Selecciona la mejor vista para mostrar esta información.</text:p>
      <text:p text:style-name="P8">- Ejercicio 6: Tu jefe te ha pedido preparar una presentación para tu equipo en la que se detalle la información de todos los gráficos visualizados hasta ahora. Para cumplir con esta solicitud, debes proporcionar una interpretación de las visualizaciones obtenidas. La presentación puede realizarse con información general o seleccionando un elemento en particular, como por ejemplo, los resultados de España.</text:p>
      <text:p text:style-name="P8">Nivel 2</text:p>
      <text:p text:style-name="P8">- Ejercicio 1: Tu labor consiste en implementar un filtro interactivo que permita seleccionar las ventas para cada año.</text:p>
      <text:p text:style-name="P8">- Ejercicio 2: La gerencia está interesada en analizar más a fondo las ventas en relación al mes. Por tanto, te piden que hagas los ajustes necesarios para mostrar la información de esta manera.</text:p>
      <text:p text:style-name="P8">- Ejercicio 3: Visualiza el total de ventas y la cantidad de transacciones realizadas. Si es necesario, puedes crear dos vistas separadas.</text:p>
      <text:p text:style-name="P8"><text:soft-page-break/>- Ejercicio 4: Crea una visualización que permita observar de forma efectiva y clara la cantidad de las ventas realizadas y la cantidad de transacciones rechazadas.</text:p>
      <text:p text:style-name="P8">- Ejercicio 5: Selecciona una visualización en la que se refleje los estadísticos descriptivos de las empresas que realizaron transacciones. Recuerda mostrar el total de cada estadística.</text:p>
      <text:p text:style-name="P8">Nivel 3</text:p>
      <text:p text:style-name="P9">- Ejercicio 1: En tu empresa, desean profundizar en el análisis de las características de los usuarios que participan en las transacciones, así como en los productos vendidos. Te han pedido que crees visualizaciones relevantes para mejorar estratégicamente las campañas publicitarias y aumentar las ventas. Las visualizaciones que debes incluir son las siguientes:</text:p>
      <text:p text:style-name="P9"><text:span text:style-name="T6">* </text:span>Información personal de los usuarios/as.</text:p>
      <text:p text:style-name="P10">* Cantidad de transacciones realizadas y rechazadas. La empresa espera que cada usuario tenga al menos 10 transacciones por año, y que tengan menos de 2 transacciones rechazadas por año.</text:p>
      <text:p text:style-name="P10">* Identificación del producto más barato y más caro comprado por cada usuario, junto con su precio.</text:p>
      <text:p text:style-name="P10">* Distribución geográfica de los usuarios/as.</text:p>
      <text:p text:style-name="P10">* Media de compras realizadas.</text:p>
      <text:p text:style-name="P10">* El usuario/a debe tener la opción de seleccionar si desea mirar la información de un año únicamente.</text:p>
      <text:p text:style-name="P10">Añade un selector que permita ver la información específica de un usuario concreto, y comprueba que se visualiza correctamente.</text:p>
      <text:p text:style-name="P10"/>
      <text:p text:style-name="P11"><text:span text:style-name="T6">Sprint 7 - </text:span>Estructuras de datos y de control: Resolverás algunos problemas de la vida cotidiana aplicando las estructuras de datos y control en Python.</text:p>
      <text:p text:style-name="P11">Un cliente de la empresa en la que trabajas pide una lista de programas muy sencillos, pero que le facilitarían muchos procesos. Sin embargo, el departamento de TU está muy complicado con el tiempo, por lo que te piden que hagas la programación.</text:p>
      <text:p text:style-name="P11">Nivel 1</text:p>
      <text:p text:style-name="P11">- Ejercicio 1: Calculadora del índice de masa corporal</text:p>
      <text:p text:style-name="P11"><text:span text:style-name="T6">* </text:span>Escribe una función que calcule el IMC ingresado por el usuario/a, es decir, quien lo ejecute deberá ingresar estos datos. Puedes obtener más información de su cálculo en:</text:p>
      <text:p text:style-name="P11">Índice de masa corporal IMC que es y cómo se calcula.</text:p>
      <text:p text:style-name="P11"><text:span text:style-name="T6">* </text:span>La función debe clasificar el resultado en sus respectivas categorías</text:p>
      <text:p text:style-name="P11">- Ejercicio 2: Conversor de temperaturas.</text:p>
      <text:p text:style-name="P11">Existen diversas unidades de temperatura utilizadas en distintos contextos y regiones. Las más comunes son Celsius (°C), Fahrenheit (°F) y Kelvin (K). También existen otras unidades como Rankine (°Ra) y Réaumur (°Re). Selecciona al menos 2 conversores, de modo que al introducir una temperatura devuelva, como mínimo, dos conversiones.</text:p>
      <text:p text:style-name="P11">- Ejercicio 3: Contador de palabras de un texto.</text:p>
      <text:p text:style-name="P11">Escribe una función que dado un texto, muestre las veces que aparece cada palabra.</text:p>
      <text:p text:style-name="P11">- Ejercicio 4: Diccionario inverso.</text:p>
      <text:p text:style-name="P11">Resulta que el cliente tiene una encuesta muy antigua que se almacena en un diccionario y los resultados los necesita a la inversa, es decir, intercambiados las claves y valores. Los valores y claves en el diccionario original son únicos; si éste no es el caso, la función debería imprimir un mensaje de advertencia.</text:p>
      <text:p text:style-name="P11">dictionary_1 = {1: 'a', 2: 'b', 3: 'c', 4: 'd', 5: 'e', 6: 'f'}</text:p>
      <text:p text:style-name="P11">reverse_dictionary = {'a': 1, 'b': 2, 'c': 3, 'd': 4, 'e': 5, 'f': 6}</text:p>
      <text:p text:style-name="P11">dictionary_2 = {'a': 'apple', 'b': 'banana', 'c': 'banana', 'd': 'melon', 'e': 'mango', 'f' : 'apple'}</text:p>
      <text:p text:style-name="P11">Error: multiple keys for one value</text:p>
      <text:p text:style-name="P11">Nivel 2</text:p>
      <text:p text:style-name="P11">- Ejercicio 1: Diccionario inverso con duplicados</text:p>
      <text:p text:style-name="P11">Continuando con el ejercicio 4 del nivel 1: al cliente se olvidó comentar un detalle y resulta que los valores en el diccionario original pueden duplicarse y más, por lo que las claves intercambiadas <text:soft-page-break/>pueden tener duplicados. En este caso, en el ejercicio anterior imprimías un mensaje de advertencia, ahora, los valores del diccionario resultante tendrán que almacenarse como una lista. Ten en cuenta que si es un valor único no debe ser una lista.</text:p>
      <text:p text:style-name="P11">dictionary_plus = {'x': 'apple', 'y': 'banana', 'z': 'banana'}</text:p>
      <text:p text:style-name="P11">reverse_dictionary_plus = {'apple': 'x', 'banana': ['y', 'z']}</text:p>
      <text:p text:style-name="P11">- Ejercicio 2: Conversión de tipos de datos</text:p>
      <text:p text:style-name="P11">El cliente recibe una lista de datos y necesita generar dos listas, la primera donde estarán todos los elementos que pudieron convertirse en flotantes y la otra donde están los elementos que no pudieron convertirse. Ejemplo de la lista que recibe el cliente: [ '1.3', 'one' , '1e10' , 'seven', '3-1/2', ('2',1,1.4,'not-a-number'), [1,2,'3','3.4']].</text:p>
      <text:p text:style-name="P11">This is the convertable list: [1.3, 10000000000.0, 2.0, 1.0, 1.4, 1.0, 2.0, 3.0, 3.4]</text:p>
      <text:p text:style-name="P11">This is the non convertable list: ['one', 'seven', '3-1/2', 'not-a-number']</text:p>
      <text:p text:style-name="P11">Nivel 3</text:p>
      <text:p text:style-name="P11">- Ejercicio 1: Contador y ordenador de palabras de un texto.</text:p>
      <text:p text:style-name="P11">El cliente quedó contento con el contador de palabras, pero ahora quiere leer archivos TXT y que calcule la frecuencia de cada palabra ordenadas dentro de las entradas habituales del diccionario según la letra con la que comienzan, es decir, las claves deben ir de la A a la Z y dentro de la A debemos ir de la A a Z. "tu_me_quieres_blanca.txt" la salida esperada sería:</text:p>
      <text:p text:style-name="P11">{'a': {'a': 3, 'agua': 1, 'al': 2, 'alba': 4, 'alcobas': 1, 'alimenta': 1, 'alma': 1, 'amarga': 1, 'azucena': 1},</text:p>
      <text:p text:style-name="P11">'b': {'baco': 1, 'banquete': 1, 'bebe': 1, 'blanca': 3, 'boca': 1, 'bosques': 1, 'buen': 1},</text:p>
      <text:p text:style-name="P11">'c': {'cabañas': 1, 'carnes': 2, 'casta': 3, 'cerrada': 1, 'con': 4, 'conservas': 1, 'copas': 1, 'corola': 1, 'corriste': 1},</text:p>
      <text:p text:style-name="P11">'t': {'tornadas': 1, 'tú': 8},</text:p>
      <text:p text:style-name="P11">'u': {'un': 1, 'una': 1},</text:p>
      <text:p text:style-name="P11">'v': {'vestido': 1, 'vete': 1, 'vive': 1},</text:p>
      <text:p text:style-name="P11">'y': {'y': 5}}</text:p>
      <text:p text:style-name="P11"/>
      <text:p text:style-name="P12">Sprint 8.<text:span text:style-name="T7">1</text:span> - Visualizaciones en Python: Esta práctica permitirá explorar cómo se pueden utilizar herramientas de visualización avanzadas en Python para interpretar y presentar datos de forma efectiva, proporcionando una oportunidad valiosa para mejorar las habilidades analíticas y técnicas.</text:p>
      <text:p text:style-name="P12">Nivel 1</text:p>
      <text:p text:style-name="P12">Realiza la conexión en Python con MySQL Workbench para cargar toda la información que tienes en las tablas.</text:p>
      <text:p text:style-name="P12">Realizarás una visualización para cada ejercicio. Comenta lo que llama la atención de graficar esta variable, justifica la elección del gráfico e interpreta los resultados en función de tus datos.</text:p>
      <text:p text:style-name="P12">- Ejercicio 1: Una variable numérica.</text:p>
      <text:p text:style-name="P12">- Ejercicio 2: Dos variables numéricas.</text:p>
      <text:p text:style-name="P12">- Ejercicio 3: Una variable categórica.</text:p>
      <text:p text:style-name="P12">- Ejercicio 4: Una variable categórica y una numérica.</text:p>
      <text:p text:style-name="P12">- Ejercicio 5: Dos variables categóricas.</text:p>
      <text:p text:style-name="P12">- Ejercicio 6: Tres variables.</text:p>
      <text:p text:style-name="P12">- Ejercicio 7: Graficar un Pairplot.</text:p>
      <text:p text:style-name="P12">Nivel 2</text:p>
      <text:p text:style-name="P12">- Ejercicio 1: Correlación de todas las variables numéricas.</text:p>
      <text:p text:style-name="P12">- Ejercicio 2: Implementa un jointplot.</text:p>
      <text:p text:style-name="P12">Nivel 3</text:p>
      <text:p text:style-name="P12">- Ejercicio 1: Implementa un violinplot combinado con otro tipo de gráfico.</text:p>
      <text:p text:style-name="P12">- Ejercicio 2: Genera un FacetGrid para visualizar múltiples aspectos de datos simultáneamente.</text:p>
      <text:p text:style-name="P12"/>
      <text:p text:style-name="P13">Sprint 8.2 - Power BI con Python: Esta tarea consiste en la elaboración de un informe de Power BI, aprovechando las capacidades analíticas de Python. Se utilizarán los scripts de Python creados <text:soft-page-break/>previamente en <text:span text:style-name="T8">el</text:span> <text:span text:style-name="T8">Sprint 8.</text:span>1 para generar visualizaciones personalizadas con las bibliotecas Seaborn y Matplotlib.</text:p>
      <text:p text:style-name="P13">Nivel 1</text:p>
      <text:p text:style-name="P13">Los 7 ejercicios del nivel 1 de la tarea 01</text:p>
      <text:p text:style-name="P13">Nivel 2</text:p>
      <text:p text:style-name="P13">Los 2 ejercicios del nivel 2 de la tarea 01</text:p>
      <text:p text:style-name="P13">Nivel 3</text:p>
      <text:p text:style-name="P13">Los 2 ejercicios del nivel 3 de la tarea 01</text:p>
      <text:p text:style-name="P13"/>
      <text:p text:style-name="P14">Sprint 9 - Consultas con MongoDB: Trabajaremos con una base de datos que contiene colecciones relacionadas con una aplicación de entretenimiento cinematográfico:</text:p>
      <text:p text:style-name="P14">* users: Almacena información de usuarios/as, incluyendo nombres, emails y contraseñas cifradas.</text:p>
      <text:p text:style-name="P14">* theatres: Contiene datos de cines, como ID, ubicación (dirección y coordenadas geográficas).</text:p>
      <text:p text:style-name="P14">* sesiones: Guarda sesiones de usuario, incluyendo ID de usuario y tokens JWT para la autenticación.</text:p>
      <text:p text:style-name="P14">* movies: Incluye detalles de películas, como trama, géneros, duración, elenco, comentarios, año de lanzamiento, directores, clasificación y premios.</text:p>
      <text:p text:style-name="P14">* comments: Almacena comentarios de usuarios/as sobre películas, con información del autor/a del comentario, ID de la película, texto del comentario y la fecha.</text:p>
      <text:p text:style-name="P14">Realizarás algunas consultas que te pide el cliente/a, quien está midiendo si serás capaz o no de hacerte cargo de la parte analítica del proyecto vinculado con su base de datos.</text:p>
      <text:p text:style-name="P14">Nivel 1</text:p>
      <text:p text:style-name="P14">Crea una base de datos con MongoDB utilizando como colecciones los archivos adjuntos.</text:p>
      <text:p text:style-name="P14">- Ejercicio 1</text:p>
      <text:p text:style-name="P14">* Muestra los 2 primeros comentarios que aparecen en la base de datos.</text:p>
      <text:p text:style-name="P14">* ¿Cuántos usuarios tenemos registrados?</text:p>
      <text:p text:style-name="P14">* ¿Cuántos cines existen en el estado de California?</text:p>
      <text:p text:style-name="P14">* ¿Cuál fue el primer usuario en registrarse?</text:p>
      <text:p text:style-name="P14">* ¿Cuántas películas de comedia existen en nuestra base de datos?</text:p>
      <text:p text:style-name="P14">- Ejercicio 2: Muéstrame todos los documentos de las películas producidas en 1932, pero que el género sea drama o estén en francés.</text:p>
      <text:p text:style-name="P14">- Ejercicio 3: Muéstrame todos los documentos de películas estadounidenses que tengan entre 5 y 9 premios que fueron producidas entre 2012 y 2014.</text:p>
      <text:p text:style-name="P14">Nivel 2</text:p>
      <text:p text:style-name="P14">- Ejercicio 1: Cuenta cuántos comentarios escribe un usuario que utiliza "GAMEOFTHRON.ES" como dominio de correo electrónico.</text:p>
      <text:p text:style-name="P14">- Ejercicio 2: ¿Cuántos cines existen en cada código postal situados dentro del estado Washington DC (DC)?</text:p>
      <text:p text:style-name="P14">Nivel 3</text:p>
      <text:p text:style-name="P14">- Ejercicio 1: Encuentra todas las películas dirigidas por John Landis con una puntuación IMDb (Internet Movie Database) de entre 7,5 y 8.</text:p>
      <text:p text:style-name="P14">- Ejercicio 2: Muestra en un mapa la ubicación de todos los teatros de la base de da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stem-ui" svg:font-family="system-ui,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5T09:15:46.308000000</meta:creation-date>
    <dc:date>2025-06-05T10:23:15.452000000</dc:date>
    <meta:editing-duration>PT6M6S</meta:editing-duration>
    <meta:editing-cycles>1</meta:editing-cycles>
    <meta:document-statistic meta:table-count="0" meta:image-count="0" meta:object-count="0" meta:page-count="7" meta:paragraph-count="189" meta:word-count="3739" meta:character-count="23135" meta:non-whitespace-character-count="19585"/>
    <meta:generator>LibreOffice/24.8.6.2$Windows_X86_64 LibreOffice_project/6d98ba145e9a8a39fc57bcc76981d1fb1316c60c</meta:generator>
  </office:meta>
</office:document-meta>
</file>